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ModuleDescriptorFile.getDependencyOrganisation( Map otherAtt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ModuleDescriptorFile.getConfiguration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vyModuleDescriptorFile.getDependency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ModuleDescriptorFile.getOrganis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ModuleDescriptorFile.IvyModuleDescriptorFile( IvyModelSettings settings , String projectName , String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uleDescriptorFile.IvyModuleDescriptorFile( IvyModelSettings settings , String projectName , String doc , int current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